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04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1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100"/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94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94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94"/>
          <table:table-cell table:style-name="ce294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94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94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94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4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4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94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94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4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4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94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26" office:value-type="string" calcext:value-type="string" table:number-columns-spanned="1" table:number-rows-spanned="11">
            <text:p>PI2.0.1</text:p>
          </table:table-cell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26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26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26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26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2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26" office:value-type="string" calcext:value-type="string" table:number-columns-spanned="1" table:number-rows-spanned="117">
            <text:p>PI 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77" office:value-type="string" calcext:value-type="string">
            <text:p>PI3.1</text:p>
          </table:table-cell>
          <table:table-cell table:style-name="ce193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97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5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3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51">
            <text:p>4.0</text:p>
          </table:table-cell>
          <table:covered-table-cell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s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_word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0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yh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.c, 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otr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cnq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sd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s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ech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k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lanb, a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3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.c, w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qv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2.c, wl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nbg, nc, f(n)htpi0, f(n)htpi1</text:p>
          </table:table-cell>
          <table:covered-table-cell table:number-columns-repeated="2" table:style-name="ce142"/>
          <table:table-cell table:style-name="ce7" office:value-type="string" calcext:value-type="string" table:number-columns-spanned="1" table:number-rows-spanned="8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l7, tl77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2" calcext:value-type="date">
            <text:p>02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, mc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t.c, n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2">
            <text:p>End</text:p>
          </table:table-cell>
          <table:table-cell table:style-name="ce220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13" table:default-cell-style-name="ce12"/>
        <table:table-column table:style-name="co13" table:default-cell-style-name="ce20"/>
        <table:table-column table:style-name="co13" table:default-cell-style-name="ce402"/>
        <table:table-column table:style-name="co13" table:number-columns-repeated="1015" table:default-cell-style-name="Default"/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2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2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2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2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2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26" office:value-type="date" office:date-value="2017-02-11" calcext:value-type="date">
            <text:p>11/02/17</text:p>
          </table:table-cell>
          <table:table-cell table:style-name="ce86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26" office:value-type="date" office:date-value="2017-02-11" calcext:value-type="date">
            <text:p>11/02/17</text:p>
          </table:table-cell>
          <table:table-cell table:style-name="ce85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2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37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/>
          <table:table-cell table:style-name="ce208"/>
          <table:table-cell table:number-columns-repeated="6"/>
          <table:table-cell table:style-name="ce402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2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2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2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26" office:value-type="date" office:date-value="2017-02-18" calcext:value-type="date">
            <text:p>18/02/17</text:p>
          </table:table-cell>
          <table:table-cell table:style-name="ce85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2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2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2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2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2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2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2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9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9"/>
          <table:table-cell table:style-name="ce32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6"/>
          <table:table-cell table:style-name="ce396"/>
          <table:table-cell table:style-name="ce86"/>
          <table:table-cell table:style-name="ce217"/>
          <table:table-cell table:style-name="ce219"/>
          <table:table-cell table:style-name="ce55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0"/>
          <table:table-cell table:number-columns-repeated="101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23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2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2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2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2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2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2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11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2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2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2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2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2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2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2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2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2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2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2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04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04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04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04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9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9" office:value-type="string" calcext:value-type="string" table:number-columns-spanned="2" table:number-rows-spanned="1">
            <text:p>Daily Average = </text:p>
          </table:table-cell>
          <table:covered-table-cell table:style-name="ce86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9"/>
          <table:table-cell table:style-name="ce86"/>
          <table:table-cell table:style-name="ce216"/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26" office:value-type="date" office:date-value="2017-04-03" calcext:value-type="date">
            <text:p>03/04/17</text:p>
          </table:table-cell>
          <table:table-cell table:style-name="ce86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9" calcext:value-type="float">
            <text:p>9</text:p>
          </table:table-cell>
          <table:table-cell table:style-name="ce404" office:value-type="date" office:date-value="2017-04-09" calcext:value-type="date">
            <text:p>09/04/17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4" office:value-type="date" office:date-value="2017-04-21" calcext:value-type="date">
            <text:p>21/04/17</text:p>
          </table:table-cell>
          <table:table-cell table:style-name="ce404" office:value-type="date" office:date-value="2017-04-23" calcext:value-type="date">
            <text:p>23/04/17</text:p>
          </table:table-cell>
          <table:table-cell table:style-name="ce404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4-11" calcext:value-type="date">
            <text:p>11/04/17</text:p>
          </table:table-cell>
          <table:table-cell table:style-name="ce404" office:value-type="date" office:date-value="2017-04-20" calcext:value-type="date">
            <text:p>20/04/17</text:p>
          </table:table-cell>
          <table:table-cell table:style-name="ce404" office:value-type="date" office:date-value="2017-04-22" calcext:value-type="date">
            <text:p>22/04/17</text:p>
          </table:table-cell>
          <table:table-cell table:style-name="ce404" office:value-type="date" office:date-value="2017-04-25" calcext:value-type="date">
            <text:p>25/04/17</text:p>
          </table:table-cell>
          <table:table-cell table:style-name="ce404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2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237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2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85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26" office:value-type="date" office:date-value="2017-05-31" calcext:value-type="date">
            <text:p>31/05/17</text:p>
          </table:table-cell>
          <table:table-cell table:style-name="ce85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style-name="ce404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04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2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2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2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2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2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2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2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2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2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2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2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2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style-name="ce404" office:value-type="date" office:date-value="2017-06-09" calcext:value-type="date">
            <text:p>09/06/17</text:p>
          </table:table-cell>
          <table:table-cell table:style-name="ce404" office:value-type="date" office:date-value="2017-06-12" calcext:value-type="date">
            <text:p>12/06/17</text:p>
          </table:table-cell>
          <table:table-cell table:style-name="ce404" office:value-type="date" office:date-value="2017-06-16" calcext:value-type="date">
            <text:p>16/06/17</text:p>
          </table:table-cell>
          <table:table-cell table:style-name="ce404" office:value-type="date" office:date-value="2017-06-22" calcext:value-type="date">
            <text:p>22/06/17</text:p>
          </table:table-cell>
          <table:table-cell table:style-name="ce404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404" office:value-type="date" office:date-value="2017-06-10" calcext:value-type="date">
            <text:p>10/06/17</text:p>
          </table:table-cell>
          <table:table-cell table:style-name="ce404" office:value-type="date" office:date-value="2017-06-14" calcext:value-type="date">
            <text:p>14/06/17</text:p>
          </table:table-cell>
          <table:table-cell table:style-name="ce404" office:value-type="date" office:date-value="2017-06-17" calcext:value-type="date">
            <text:p>17/06/17</text:p>
          </table:table-cell>
          <table:table-cell table:style-name="ce404" office:value-type="date" office:date-value="2017-06-24" calcext:value-type="date">
            <text:p>24/06/17</text:p>
          </table:table-cell>
          <table:table-cell table:style-name="ce404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6-11" calcext:value-type="date">
            <text:p>11/06/17</text:p>
          </table:table-cell>
          <table:table-cell table:style-name="ce404" office:value-type="date" office:date-value="2017-06-15" calcext:value-type="date">
            <text:p>15/06/17</text:p>
          </table:table-cell>
          <table:table-cell table:style-name="ce404" office:value-type="date" office:date-value="2017-06-18" calcext:value-type="date">
            <text:p>18/06/17</text:p>
          </table:table-cell>
          <table:table-cell table:style-name="ce404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2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12" calcext:value-type="float">
            <text:p>12</text:p>
          </table:table-cell>
          <table:table-cell table:style-name="ce404" office:value-type="date" office:date-value="2017-07-02" calcext:value-type="date">
            <text:p>02/07/17</text:p>
          </table:table-cell>
          <table:table-cell table:style-name="ce404" office:value-type="date" office:date-value="2017-07-08" calcext:value-type="date">
            <text:p>08/07/17</text:p>
          </table:table-cell>
          <table:table-cell table:style-name="ce404" office:value-type="date" office:date-value="2017-07-10" calcext:value-type="date">
            <text:p>10/07/17</text:p>
          </table:table-cell>
          <table:table-cell table:style-name="ce404" office:value-type="date" office:date-value="2017-07-15" calcext:value-type="date">
            <text:p>15/07/17</text:p>
          </table:table-cell>
          <table:table-cell table:style-name="ce404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7-07" calcext:value-type="date">
            <text:p>07/07/17</text:p>
          </table:table-cell>
          <table:table-cell table:style-name="ce404" office:value-type="date" office:date-value="2017-07-09" calcext:value-type="date">
            <text:p>09/07/17</text:p>
          </table:table-cell>
          <table:table-cell table:style-name="ce404" office:value-type="date" office:date-value="2017-07-12" calcext:value-type="date">
            <text:p>12/07/17</text:p>
          </table:table-cell>
          <table:table-cell table:style-name="ce404" office:value-type="date" office:date-value="2017-07-16" calcext:value-type="date">
            <text:p>16/07/17</text:p>
          </table:table-cell>
          <table:table-cell table:style-name="ce404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/>
          <table:table-cell/>
          <table:table-cell table:style-name="ce404"/>
          <table:table-cell table:style-name="ce404" office:value-type="date" office:date-value="2017-07-22" calcext:value-type="date">
            <text:p>22/07/17</text:p>
          </table:table-cell>
          <table:table-cell table:style-name="ce404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4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2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2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2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26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12" calcext:value-type="float">
            <text:p>12</text:p>
          </table:table-cell>
          <table:table-cell table:style-name="ce404"/>
          <table:table-cell table:number-columns-repeated="1012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19" calcext:value-type="float">
            <text:p>19</text:p>
          </table:table-cell>
          <table:table-cell table:style-name="ce404" office:value-type="date" office:date-value="2017-08-01" calcext:value-type="date">
            <text:p>01/08/17</text:p>
          </table:table-cell>
          <table:table-cell table:style-name="ce404" office:value-type="date" office:date-value="2017-08-06" calcext:value-type="date">
            <text:p>06/08/17</text:p>
          </table:table-cell>
          <table:table-cell table:style-name="ce404" office:value-type="date" office:date-value="2017-08-11" calcext:value-type="date">
            <text:p>11/08/17</text:p>
          </table:table-cell>
          <table:table-cell table:style-name="ce404" office:value-type="date" office:date-value="2017-08-15" calcext:value-type="date">
            <text:p>15/08/17</text:p>
          </table:table-cell>
          <table:table-cell table:style-name="ce404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8-02" calcext:value-type="date">
            <text:p>02/08/17</text:p>
          </table:table-cell>
          <table:table-cell table:style-name="ce404" office:value-type="date" office:date-value="2017-08-07" calcext:value-type="date">
            <text:p>07/08/17</text:p>
          </table:table-cell>
          <table:table-cell table:style-name="ce404" office:value-type="date" office:date-value="2017-08-12" calcext:value-type="date">
            <text:p>12/08/17</text:p>
          </table:table-cell>
          <table:table-cell table:style-name="ce404" office:value-type="date" office:date-value="2017-08-16" calcext:value-type="date">
            <text:p>16/08/17</text:p>
          </table:table-cell>
          <table:table-cell table:style-name="ce404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8-03" calcext:value-type="date">
            <text:p>03/08/17</text:p>
          </table:table-cell>
          <table:table-cell table:style-name="ce404" office:value-type="date" office:date-value="2017-08-09" calcext:value-type="date">
            <text:p>09/08/17</text:p>
          </table:table-cell>
          <table:table-cell table:style-name="ce404" office:value-type="date" office:date-value="2017-08-13" calcext:value-type="date">
            <text:p>13/08/17</text:p>
          </table:table-cell>
          <table:table-cell table:style-name="ce404" office:value-type="date" office:date-value="2017-08-17" calcext:value-type="date">
            <text:p>17/08/17</text:p>
          </table:table-cell>
          <table:table-cell table:style-name="ce404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04" office:value-type="date" office:date-value="2017-08-10" calcext:value-type="date">
            <text:p>10/08/17</text:p>
          </table:table-cell>
          <table:table-cell table:style-name="ce404" office:value-type="date" office:date-value="2017-08-14" calcext:value-type="date">
            <text:p>14/08/17</text:p>
          </table:table-cell>
          <table:table-cell table:style-name="ce404" office:value-type="date" office:date-value="2017-08-18" calcext:value-type="date">
            <text:p>18/08/17</text:p>
          </table:table-cell>
          <table:table-cell table:style-name="ce404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20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26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0]+[.E330]" office:value-type="time" office:time-value="PT00H10M00S" calcext:value-type="time">
            <text:p>00:10:00</text:p>
          </table:table-cell>
          <table:table-cell table:style-name="ce212" table:formula="of:=SUM([.F330:.F330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26" office:value-type="date" office:date-value="2017-09-29" calcext:value-type="date">
            <text:p>29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1]+[.E331]" office:value-type="time" office:time-value="PT00H07M17S" calcext:value-type="time">
            <text:p>00:07:17</text:p>
          </table:table-cell>
          <table:table-cell table:style-name="ce212" table:formula="of:=SUM([.F331:.F331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26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22" calcext:value-type="float">
            <text:p>22</text:p>
          </table:table-cell>
          <table:table-cell table:style-name="ce404" office:value-type="date" office:date-value="2017-09-01" calcext:value-type="date">
            <text:p>01/09/17</text:p>
          </table:table-cell>
          <table:table-cell table:style-name="ce404" office:value-type="date" office:date-value="2017-09-22" calcext:value-type="date">
            <text:p>22/09/17</text:p>
          </table:table-cell>
          <table:table-cell table:style-name="ce404" office:value-type="date" office:date-value="2017-09-26" calcext:value-type="date">
            <text:p>26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8" calcext:value-type="float">
            <text:p>8</text:p>
          </table:table-cell>
          <table:table-cell table:style-name="ce404" office:value-type="date" office:date-value="2017-09-03" calcext:value-type="date">
            <text:p>03/09/17</text:p>
          </table:table-cell>
          <table:table-cell table:style-name="ce404" office:value-type="date" office:date-value="2017-09-23" calcext:value-type="date">
            <text:p>23/09/17</text:p>
          </table:table-cell>
          <table:table-cell table:style-name="ce404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04" office:value-type="date" office:date-value="2017-09-18" calcext:value-type="date">
            <text:p>18/09/17</text:p>
          </table:table-cell>
          <table:table-cell table:style-name="ce404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404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404"/>
          <table:table-cell table:number-columns-repeated="1011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1H50M43S" calcext:value-type="time">
            <text:p>21:50:43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tl7, tl77</text:p>
          </table:table-cell>
          <table:table-cell table:style-name="ce208" office:value-type="time" office:time-value="PT21H59M14S" calcext:value-type="time">
            <text:p>21:59:14</text:p>
          </table:table-cell>
          <table:table-cell table:style-name="ce208" table:formula="of:=-[.B347]+[.E347]" office:value-type="time" office:time-value="PT00H08M31S" calcext:value-type="time">
            <text:p>00:08:31</text:p>
          </table:table-cell>
          <table:table-cell table:style-name="ce212" table:formula="of:=SUM([.F346:.F347])" office:value-type="time" office:time-value="PT01H36M31S" calcext:value-type="time">
            <text:p>01:36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25S" calcext:value-type="time">
            <text:p>10:20:25</text:p>
          </table:table-cell>
          <table:table-cell table:style-name="ce326" office:value-type="date" office:date-value="2017-10-02" calcext:value-type="date">
            <text:p>02/10/17</text:p>
          </table:table-cell>
          <table:table-cell office:value-type="string" calcext:value-type="string">
            <text:p>h, mcd</text:p>
          </table:table-cell>
          <table:table-cell table:style-name="ce208" office:value-type="time" office:time-value="PT10H40M49S" calcext:value-type="time">
            <text:p>10:40:49</text:p>
          </table:table-cell>
          <table:table-cell table:style-name="ce208" table:formula="of:=-[.B348]+[.E348]" office:value-type="time" office:time-value="PT00H20M24S" calcext:value-type="time">
            <text:p>00:20:24</text:p>
          </table:table-cell>
          <table:table-cell table:style-name="ce212" table:formula="of:=SUM([.F348:.F348])" office:value-type="time" office:time-value="PT00H20M24S" calcext:value-type="time">
            <text:p>00:20: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04S" calcext:value-type="time">
            <text:p>00:23:04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nt.c, nt</text:p>
          </table:table-cell>
          <table:table-cell table:style-name="ce208" office:value-type="time" office:time-value="PT00H45M22S" calcext:value-type="time">
            <text:p>00:45:22</text:p>
          </table:table-cell>
          <table:table-cell table:style-name="ce208" table:formula="of:=-[.B349]+[.E349]" office:value-type="time" office:time-value="PT00H22M18S" calcext:value-type="time">
            <text:p>00:22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03M00S" calcext:value-type="time">
            <text:p>20:03:0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update, hb</text:p>
          </table:table-cell>
          <table:table-cell table:style-name="ce208" office:value-type="time" office:time-value="PT20H10M59S" calcext:value-type="time">
            <text:p>20:10:59</text:p>
          </table:table-cell>
          <table:table-cell table:style-name="ce208" table:formula="of:=-[.B350]+[.E350]" office:value-type="time" office:time-value="PT00H07M59S" calcext:value-type="time">
            <text:p>00:07:59</text:p>
          </table:table-cell>
          <table:table-cell table:style-name="ce212" table:formula="of:=SUM([.F349:.F350])" office:value-type="time" office:time-value="PT00H30M17S" calcext:value-type="time">
            <text:p>00:30: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10-03" calcext:value-type="date">
            <text:p>03/10/17</text:p>
          </table:table-cell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1]+[.E351]" office:value-type="time" office:time-value="PT00H00M00S" calcext:value-type="time">
            <text:p>00:00:00</text:p>
          </table:table-cell>
          <table:table-cell table:style-name="ce212" table:formula="of:=SUM([.F351:.F351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10-03" calcext:value-type="date">
            <text:p>03/10/17</text:p>
          </table:table-cell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2]+[.E352]" office:value-type="time" office:time-value="PT00H00M00S" calcext:value-type="time">
            <text:p>00:00:00</text:p>
          </table:table-cell>
          <table:table-cell table:style-name="ce212" table:formula="of:=SUM([.F352:.F352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346:.F349])" office:value-type="time" office:time-value="PT02H19M13S" calcext:value-type="time">
            <text:p>02:19:13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404" office:value-type="date" office:date-value="2017-09-03" calcext:value-type="date">
            <text:p>03/09/17</text:p>
          </table:table-cell>
          <table:table-cell table:style-name="ce404"/>
          <table:table-cell table:number-columns-repeated="1010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55]/[.K355])" office:value-type="time" office:time-value="PT00H46M24.333333333S" calcext:value-type="time">
            <text:p>00:46:24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0" calcext:value-type="float">
            <text:p>0</text:p>
          </table:table-cell>
          <table:table-cell table:style-name="ce404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404" table:number-columns-repeated="2"/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+[.G259]+[.G289]+[.G335]+[.G355])" office:value-type="time" office:time-value="PT246H36M49S" calcext:value-type="time">
            <text:p>246:36:49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+[.K259]+[.K289]+[.K335]+[.K355])" office:value-type="float" office:value="159" calcext:value-type="float">
            <text:p>159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360]/[.K361])" office:value-type="time" office:time-value="PT01H33M03.704402516S" calcext:value-type="time">
            <text:p>01:33:04</text:p>
          </table:table-cell>
          <table:table-cell/>
          <table:table-cell table:style-name="ce404"/>
          <table:table-cell table:number-columns-repeated="1011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497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77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18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1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02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94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2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2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94" office:value-type="string" calcext:value-type="string" table:number-columns-spanned="1" table:number-rows-spanned="2">
            <text:p>PI</text:p>
          </table:table-cell>
          <table:table-cell/>
          <table:table-cell table:style-name="ce32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2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2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2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7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11"/>
          <table:table-cell table:style-name="ce411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96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7" office:value-type="string" calcext:value-type="string">
            <text:p>Projeto Informacional 2.0</text:p>
          </table:table-cell>
          <table:table-cell table:style-name="ce287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7" office:value-type="string" calcext:value-type="string">
            <text:p>Projeto Informacional 3.0</text:p>
          </table:table-cell>
          <table:table-cell table:style-name="ce287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4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4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4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4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4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4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312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20:12:37.310871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0-03T20:40:27.900304317</dc:date>
    <meta:editing-duration>P2DT11H25M32S</meta:editing-duration>
    <meta:editing-cycles>539</meta:editing-cycles>
    <meta:document-statistic meta:table-count="10" meta:cell-count="12297" meta:object-count="0"/>
  </office:meta>
</office:document-meta>
</file>